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2b3" officeooo:paragraph-rsid="001a8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0:44:36.753301272</meta:creation-date>
    <dc:date>2017-02-15T12:41:05.014853127</dc:date>
    <meta:editing-duration>PT3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